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Georgia"/>
    </style:style>
    <style:style style:name="P2" style:family="paragraph" style:parent-style-name="Text_20_body">
      <style:paragraph-properties fo:text-align="justify" style:justify-single-word="false"/>
      <style:text-properties style:font-name="Georgia"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Agència Tributària de les Illes Balears</text:span><text:line-break/><text:span text:style-name="T1">Delegació de Maó</text:span></text:p>
      <text:p text:style-name="P2">Maó, 1 de novembre de 2025</text:p>
      <text:p text:style-name="P1"><text:span text:style-name="T1">Benvolgut/da Sr./Sra. </text:span><text:span text:style-name="Strong_20_Emphasis"><text:span text:style-name="T1">[Nom i Llinatges]</text:span></text:span><text:span text:style-name="T1">,</text:span></text:p>
      <text:p text:style-name="P1"><text:span text:style-name="T1">Se’l/la cita a les nostres oficines el dia </text:span><text:span text:style-name="Strong_20_Emphasis"><text:span text:style-name="T1">10 de novembre de 2025 a les 10:30 h</text:span></text:span><text:span text:style-name="T1"> per a la signatura del document imprescindible per a la tramitació del </text:span><text:span text:style-name="Strong_20_Emphasis"><text:span text:style-name="T1">Model 061</text:span></text:span><text:span text:style-name="T1"> corresponent a la seva empresa.</text:span></text:p>
      <text:p text:style-name="P2">Adreci’s a la Delegació d’Hisenda de Maó amb la seva documentació identificativa.</text:p>
      <text:p text:style-name="P1"><text:span text:style-name="T1">Atentament,<text:line-break/></text:span><text:span text:style-name="Strong_20_Emphasis"><text:span text:style-name="T1">Servei d’Atenció Tributària</text:span>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2:24:12.224055113</meta:creation-date>
    <dc:date>2025-11-01T12:25:44.266379807</dc:date>
    <meta:editing-duration>PT1M33S</meta:editing-duration>
    <meta:editing-cycles>1</meta:editing-cycles>
    <meta:document-statistic meta:table-count="0" meta:image-count="0" meta:object-count="0" meta:page-count="1" meta:paragraph-count="6" meta:word-count="72" meta:character-count="434" meta:non-whitespace-character-count="368"/>
    <meta:generator>LibreOffice/25.2.6.2$Linux_X86_64 LibreOffice_project/520$Build-2</meta:generator>
  </office:meta>
</office:document-meta>
</file>